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large" style:display-name="large">
      <style:paragraph-properties fo:margin-right="0pt" style:line-spacing="-73pt" fo:margin-top="0pt" fo:text-align="left" fo:orphans="0" fo:margin-left="0pt" fo:margin-bottom="0pt" fo:padding="0ptpt" fo:text-indent="0pt" fo:widows="1"/>
      <style:text-properties fo:color="#ff0000" style:font-name="Arial" fo:text-transform="None" fo:font-size="85.0393700787"/>
    </style:style>
  </office:automatic-styles>
  <office:body>
    <office:text text:use-soft-page-breaks="true">
      <text:p text:style-name="large"><text:span text:style-name="T1">Hello </text:span><text:span text:style-name="T2">World</text:span><text:span text:style-name="T3">!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fo:font-weight="bold"/>
    </style:style>
    <style:style style:family="text" style:name="T3" style:display-name="T3">
      <style:text-properties/>
    </style:style>
  </office:styles>
  <office:automatic-styles>
    <style:page-layout style:name="Mpm1">
      <style:page-layout-properties fo:margin-right="56.6929133858pt" fo:border="3pt" fo:margin-top="85.0393700787pt" fo:page-width="595.275590551pt" fo:margin-left="28.3464566929pt" fo:page-height="822.047244094pt" fo:margin-bottom="113.385826772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